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orOperation.apply( WritableRaster im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orOperation.setup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lorOperation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orOperation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